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4239" officeooo:paragraph-rsid="00124239"/>
    </style:style>
    <style:style style:name="P2" style:family="paragraph" style:parent-style-name="Standard">
      <style:text-properties officeooo:rsid="0015d0c5" officeooo:paragraph-rsid="0015d0c5"/>
    </style:style>
    <style:style style:name="P3" style:family="paragraph" style:parent-style-name="Standard">
      <style:text-properties officeooo:rsid="00173a29" officeooo:paragraph-rsid="00173a29"/>
    </style:style>
    <style:style style:name="P4" style:family="paragraph" style:parent-style-name="Standard">
      <style:text-properties officeooo:rsid="0017400e" officeooo:paragraph-rsid="0017400e"/>
    </style:style>
    <style:style style:name="T1" style:family="text">
      <style:text-properties officeooo:rsid="00144db3"/>
    </style:style>
    <style:style style:name="T2" style:family="text">
      <style:text-properties officeooo:rsid="00173a29"/>
    </style:style>
    <style:style style:name="T3" style:family="text">
      <style:text-properties officeooo:rsid="0017400e"/>
    </style:style>
    <style:style style:name="T4" style:family="text">
      <style:text-properties officeooo:rsid="0018949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2</text:p>
      <text:p text:style-name="P1"/>
      <text:p text:style-name="P1">iperf (Client – <text:span text:style-name="T3">lab machine</text:span>)</text:p>
      <text:p text:style-name="P1"/>
      <text:p text:style-name="P1">[ <text:s/>1] local 10.200.17.158 port 51268 connected with 192.186.10.2 port 5001</text:p>
      <text:p text:style-name="P1">[ ID] Interval <text:s text:c="6"/>Transfer <text:s text:c="4"/>Bandwidth</text:p>
      <text:p text:style-name="P1">[ <text:s/>1] 0.0000-5.0000 sec <text:s/>72.8 KBytes <text:s text:c="2"/>119 Kbits/sec</text:p>
      <text:p text:style-name="P1">[ <text:s/>1] 5.0000-10.0000 sec <text:s/>0.000 Bytes <text:s/>0.000 bits/sec</text:p>
      <text:p text:style-name="P1">[ <text:s/>1] 10.0000-15.0000 sec <text:s/>0.000 Bytes <text:s/>0.000 bits/sec</text:p>
      <text:p text:style-name="P1">[ <text:s/>1] 15.0000-20.0000 sec <text:s/>0.000 Bytes <text:s/>0.000 bits/sec</text:p>
      <text:p text:style-name="P1"/>
      <text:p text:style-name="P1"><text:span text:style-name="T2">iperf (Client – </text:span><text:span text:style-name="T3">lab machine </text:span>UDP <text:span text:style-name="T1">version</text:span><text:span text:style-name="T2">)</text:span>:</text:p>
      <text:p text:style-name="P1"/>
      <text:p text:style-name="P1">[ <text:s/>1] local 10.200.17.158 port 44986 connected with 192.186.10.2 port 5001</text:p>
      <text:p text:style-name="P1">[ ID] Interval <text:s text:c="6"/>Transfer <text:s text:c="4"/>Bandwidth</text:p>
      <text:p text:style-name="P1">[ <text:s/>1] 0.0000-5.0000 sec <text:s/>63.2 KBytes <text:s text:c="2"/>103 Kbits/sec</text:p>
      <text:p text:style-name="P1">[ <text:s/>1] 5.0000-10.0000 sec <text:s/>61.7 KBytes <text:s text:c="2"/>101 Kbits/sec</text:p>
      <text:p text:style-name="P1">[ <text:s/>1] 10.0000-15.0000 sec <text:s/>60.3 KBytes <text:s/>98.8 Kbits/sec</text:p>
      <text:p text:style-name="P1">[ <text:s/>1] 15.0000-20.0000 sec <text:s/>61.7 KBytes <text:s text:c="2"/>101 Kbits/sec</text:p>
      <text:p text:style-name="P1">[ <text:s/>1] 0.0000-20.2275 sec <text:s text:c="2"/>250 KBytes <text:s text:c="2"/>101 Kbits/sec</text:p>
      <text:p text:style-name="P1">[ <text:s/>1] Sent 175 datagrams</text:p>
      <text:p text:style-name="P1"/>
      <text:p text:style-name="P4">iperf (Client – Rpi)</text:p>
      <text:p text:style-name="P4"/>
      <text:p text:style-name="P4">[ <text:s/>3] local 192.168.10.2 port 56618 connected with 192.168.10.1 port 5001</text:p>
      <text:p text:style-name="P4">[ ID] Interval <text:s text:c="6"/>Transfer <text:s text:c="4"/>Bandwidth</text:p>
      <text:p text:style-name="P4">[ <text:s/>3] 0.0000-5.0000 sec <text:s text:c="2"/>211 MBytes <text:s text:c="2"/>354 Mbits/sec</text:p>
      <text:p text:style-name="P4">[ <text:s/>3] 5.0000-10.0000 sec <text:s text:c="2"/>209 MBytes <text:s text:c="2"/>350 Mbits/sec</text:p>
      <text:p text:style-name="P4">[ <text:s/>3] 10.0000-15.0000 sec <text:s text:c="2"/>210 MBytes <text:s text:c="2"/>352 Mbits/sec</text:p>
      <text:p text:style-name="P4">[ <text:s/>3] 15.0000-20.0000 sec <text:s text:c="2"/>210 MBytes <text:s text:c="2"/>351 Mbits/sec</text:p>
      <text:p text:style-name="P4">[ <text:s/>3] 20.0000-20.0095 sec <text:s text:c="2"/>256 KBytes <text:s text:c="2"/>221 Mbits/sec</text:p>
      <text:p text:style-name="P4">[ <text:s/>3] 0.0000-20.0095 sec <text:s text:c="2"/>839 MBytes <text:s text:c="2"/>352 Mbits/sec</text:p>
      <text:p text:style-name="P4"/>
      <text:p text:style-name="P4">iperf (Client – Rpi <text:span text:style-name="T4">UDP version)</text:span></text:p>
      <text:p text:style-name="P4"/>
      <text:p text:style-name="P4">[ <text:s/>3] local 192.168.10.2 port 46280 connected with 192.168.10.1 port 5001</text:p>
      <text:p text:style-name="P4">[ ID] Interval <text:s text:c="6"/>Transfer <text:s text:c="4"/>Bandwidth</text:p>
      <text:p text:style-name="P4">[ <text:s/>3] 0.0000-5.0000 sec <text:s/>61.8 KBytes <text:s text:c="2"/>101 Kbits/sec</text:p>
      <text:p text:style-name="P4">[ <text:s/>3] 5.0000-10.0000 sec <text:s/>61.7 KBytes <text:s text:c="2"/>101 Kbits/sec</text:p>
      <text:p text:style-name="P4">[ <text:s/>3] 10.0000-15.0000 sec <text:s/>60.3 KBytes <text:s/>98.8 Kbits/sec</text:p>
      <text:p text:style-name="P4">[ <text:s/>3] 15.0000-20.0000 sec <text:s/>61.7 KBytes <text:s text:c="2"/>101 Kbits/sec</text:p>
      <text:p text:style-name="P4">[ <text:s/>3] 0.0000-20.2273 sec <text:s text:c="2"/>248 KBytes <text:s text:c="2"/>101 Kbits/sec</text:p>
      <text:p text:style-name="P4">[ <text:s/>3] Sent 175 datagrams</text:p>
      <text:p text:style-name="P4">[ <text:s/>3] Server Report:</text:p>
      <text:p text:style-name="P4">[ ID] Interval <text:s text:c="6"/>Transfer <text:s text:c="4"/>Bandwidth <text:s text:c="7"/>Jitter <text:s text:c="2"/>Lost/Total Datagrams</text:p>
      <text:p text:style-name="P4">[ <text:s/>3] 0.0000-20.2269 sec <text:s text:c="2"/>248 KBytes <text:s text:c="2"/>101 Kbits/sec <text:s text:c="2"/>0.064 ms <text:s text:c="3"/>0/ <text:s/>174 (0%)</text:p>
      <text:p text:style-name="P4"/>
      <text:p text:style-name="P1"/>
      <text:p text:style-name="P2">iperf3 (Client)</text:p>
      <text:p text:style-name="P2"/>
      <text:p text:style-name="P2">[ <text:s/>5] local 192.168.10.1 port 40144 connected to 192.168.10.2 port 5201</text:p>
      <text:p text:style-name="P2">[ ID] Interval <text:s text:c="10"/>Transfer <text:s text:c="4"/>Bitrate <text:s text:c="8"/>Retr <text:s/>Cwnd</text:p>
      <text:p text:style-name="P2"><text:soft-page-break/>[ <text:s/>5] <text:s text:c="2"/>0.00-1.00 <text:s text:c="2"/>sec <text:s/>42.6 MBytes <text:s text:c="2"/>357 Mbits/sec <text:s text:c="3"/>0 <text:s text:c="3"/>187 KBytes <text:s text:c="6"/></text:p>
      <text:p text:style-name="P2">[ <text:s/>5] <text:s text:c="2"/>1.00-2.00 <text:s text:c="2"/>sec <text:s/>42.0 MBytes <text:s text:c="2"/>352 Mbits/sec <text:s text:c="3"/>0 <text:s text:c="3"/>187 KBytes <text:s text:c="6"/></text:p>
      <text:p text:style-name="P2">[ <text:s/>5] <text:s text:c="2"/>2.00-3.00 <text:s text:c="2"/>sec <text:s/>41.7 MBytes <text:s text:c="2"/>350 Mbits/sec <text:s text:c="3"/>0 <text:s text:c="3"/>187 KBytes <text:s text:c="6"/></text:p>
      <text:p text:style-name="P2">[ <text:s/>5] <text:s text:c="2"/>3.00-4.00 <text:s text:c="2"/>sec <text:s/>42.0 MBytes <text:s text:c="2"/>353 Mbits/sec <text:s text:c="3"/>0 <text:s text:c="3"/>195 KBytes <text:s text:c="6"/></text:p>
      <text:p text:style-name="P2">[ <text:s/>5] <text:s text:c="2"/>4.00-5.00 <text:s text:c="2"/>sec <text:s/>41.6 MBytes <text:s text:c="2"/>349 Mbits/sec <text:s text:c="3"/>0 <text:s text:c="3"/>205 KBytes <text:s text:c="6"/></text:p>
      <text:p text:style-name="P2">[ <text:s/>5] <text:s text:c="2"/>5.00-6.00 <text:s text:c="2"/>sec <text:s/>42.1 MBytes <text:s text:c="2"/>353 Mbits/sec <text:s text:c="3"/>0 <text:s text:c="3"/>205 KBytes <text:s text:c="6"/></text:p>
      <text:p text:style-name="P2">[ <text:s/>5] <text:s text:c="2"/>6.00-7.00 <text:s text:c="2"/>sec <text:s/>41.6 MBytes <text:s text:c="2"/>349 Mbits/sec <text:s text:c="3"/>0 <text:s text:c="3"/>205 KBytes <text:s text:c="6"/></text:p>
      <text:p text:style-name="P2">[ <text:s/>5] <text:s text:c="2"/>7.00-8.00 <text:s text:c="2"/>sec <text:s/>42.1 MBytes <text:s text:c="2"/>353 Mbits/sec <text:s text:c="3"/>0 <text:s text:c="3"/>205 KBytes <text:s text:c="6"/></text:p>
      <text:p text:style-name="P2">[ <text:s/>5] <text:s text:c="2"/>8.00-9.00 <text:s text:c="2"/>sec <text:s/>42.2 MBytes <text:s text:c="2"/>354 Mbits/sec <text:s text:c="3"/>0 <text:s text:c="3"/>313 KBytes <text:s text:c="6"/></text:p>
      <text:p text:style-name="P2">[ <text:s/>5] <text:s text:c="2"/>9.00-10.00 <text:s/>sec <text:s/>41.9 MBytes <text:s text:c="2"/>351 Mbits/sec <text:s text:c="3"/>0 <text:s text:c="3"/>313 KBytes <text:s text:c="6"/></text:p>
      <text:p text:style-name="P2">- - - - - - - - - - - - - - - - - - - - - - - - -</text:p>
      <text:p text:style-name="P2">[ ID] Interval <text:s text:c="10"/>Transfer <text:s text:c="4"/>Bitrate <text:s text:c="8"/>Retr</text:p>
      <text:p text:style-name="P2">[ <text:s/>5] <text:s text:c="2"/>0.00-10.00 <text:s/>sec <text:s text:c="2"/>420 MBytes <text:s text:c="2"/>352 Mbits/sec <text:s text:c="3"/>0 <text:s text:c="12"/>sender</text:p>
      <text:p text:style-name="P2">[ <text:s/>5] <text:s text:c="2"/>0.00-10.04 <text:s/>sec <text:s text:c="2"/>419 MBytes <text:s text:c="2"/>350 Mbits/sec <text:s text:c="17"/>receiver</text:p>
      <text:p text:style-name="P2"/>
      <text:p text:style-name="P3">iperf3 (Client UDP version):</text:p>
      <text:p text:style-name="P3"/>
      <text:p text:style-name="P3">[ <text:s/>5] local 192.168.10.1 port 56590 connected to 192.168.10.2 port 5201</text:p>
      <text:p text:style-name="P3">[ ID] Interval <text:s text:c="10"/>Transfer <text:s text:c="4"/>Bitrate <text:s text:c="8"/>Retr <text:s/>Cwnd</text:p>
      <text:p text:style-name="P3">[ <text:s/>5] <text:s text:c="2"/>0.00-1.00 <text:s text:c="2"/>sec <text:s/>42.7 MBytes <text:s text:c="2"/>358 Mbits/sec <text:s text:c="3"/>0 <text:s text:c="3"/>185 KBytes <text:s text:c="6"/></text:p>
      <text:p text:style-name="P3">[ <text:s/>5] <text:s text:c="2"/>1.00-2.00 <text:s text:c="2"/>sec <text:s/>41.7 MBytes <text:s text:c="2"/>350 Mbits/sec <text:s text:c="3"/>0 <text:s text:c="3"/>185 KBytes <text:s text:c="6"/></text:p>
      <text:p text:style-name="P3">[ <text:s/>5] <text:s text:c="2"/>2.00-3.00 <text:s text:c="2"/>sec <text:s/>42.1 MBytes <text:s text:c="2"/>353 Mbits/sec <text:s text:c="3"/>0 <text:s text:c="3"/>185 KBytes <text:s text:c="6"/></text:p>
      <text:p text:style-name="P3">[ <text:s/>5] <text:s text:c="2"/>3.00-4.00 <text:s text:c="2"/>sec <text:s/>41.8 MBytes <text:s text:c="2"/>350 Mbits/sec <text:s text:c="3"/>0 <text:s text:c="3"/>197 KBytes <text:s text:c="6"/></text:p>
      <text:p text:style-name="P3">[ <text:s/>5] <text:s text:c="2"/>4.00-5.00 <text:s text:c="2"/>sec <text:s/>41.7 MBytes <text:s text:c="2"/>350 Mbits/sec <text:s text:c="3"/>0 <text:s text:c="3"/>197 KBytes <text:s text:c="6"/></text:p>
      <text:p text:style-name="P3">[ <text:s/>5] <text:s text:c="2"/>5.00-6.00 <text:s text:c="2"/>sec <text:s/>42.1 MBytes <text:s text:c="2"/>353 Mbits/sec <text:s text:c="3"/>0 <text:s text:c="3"/>197 KBytes <text:s text:c="6"/></text:p>
      <text:p text:style-name="P3">[ <text:s/>5] <text:s text:c="2"/>6.00-7.00 <text:s text:c="2"/>sec <text:s/>41.7 MBytes <text:s text:c="2"/>350 Mbits/sec <text:s text:c="3"/>0 <text:s text:c="3"/>197 KBytes <text:s text:c="6"/></text:p>
      <text:p text:style-name="P3">[ <text:s/>5] <text:s text:c="2"/>7.00-8.00 <text:s text:c="2"/>sec <text:s/>42.0 MBytes <text:s text:c="2"/>353 Mbits/sec <text:s text:c="3"/>0 <text:s text:c="3"/>197 KBytes <text:s text:c="6"/></text:p>
      <text:p text:style-name="P3">[ <text:s/>5] <text:s text:c="2"/>8.00-9.00 <text:s text:c="2"/>sec <text:s/>42.0 MBytes <text:s text:c="2"/>352 Mbits/sec <text:s text:c="3"/>0 <text:s text:c="3"/>293 KBytes <text:s text:c="6"/></text:p>
      <text:p text:style-name="P3">[ <text:s/>5] <text:s text:c="2"/>9.00-10.00 <text:s/>sec <text:s/>42.0 MBytes <text:s text:c="2"/>353 Mbits/sec <text:s text:c="3"/>0 <text:s text:c="3"/>293 KBytes <text:s text:c="6"/></text:p>
      <text:p text:style-name="P3">- - - - - - - - - - - - - - - - - - - - - - - - -</text:p>
      <text:p text:style-name="P3">[ ID] Interval <text:s text:c="10"/>Transfer <text:s text:c="4"/>Bitrate <text:s text:c="8"/>Retr</text:p>
      <text:p text:style-name="P3">[ <text:s/>5] <text:s text:c="2"/>0.00-10.00 <text:s/>sec <text:s text:c="2"/>420 MBytes <text:s text:c="2"/>352 Mbits/sec <text:s text:c="3"/>0 <text:s text:c="12"/>sender</text:p>
      <text:p text:style-name="P3">[ <text:s/>5] <text:s text:c="2"/>0.00-10.05 <text:s/>sec <text:s text:c="2"/>419 MBytes <text:s text:c="2"/>350 Mbits/sec <text:s text:c="17"/>receiver</text:p>
      <text:p text:style-name="P3"/>
      <text:p text:style-name="P3"/>
      <text:p text:style-name="P3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14:57:21.499354898</meta:creation-date>
    <dc:date>2023-05-22T16:13:46.943580526</dc:date>
    <meta:editing-duration>PT25M52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2" meta:paragraph-count="72" meta:word-count="641" meta:character-count="4287" meta:non-whitespace-character-count="2948"/>
  </office:meta>
</office:document-meta>
</file>